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color="#000000" fo:font-size="18pt" style:font-size-asian="18pt" style:font-size-complex="18pt"/>
    </style:style>
    <style:style style:name="P2" style:parent-style-name="Título2" style:family="paragraph">
      <style:paragraph-properties fo:text-align="center"/>
      <style:text-properties fo:font-size="16pt" style:font-size-asian="16pt" style:font-size-complex="16pt"/>
    </style:style>
    <style:style style:name="P3" style:parent-style-name="Título2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Web" style:family="paragraph">
      <style:paragraph-properties style:vertical-align="auto"/>
      <style:text-properties fo:hyphenate="true"/>
    </style:style>
    <style:style style:name="P5" style:parent-style-name="NormalWeb" style:family="paragraph">
      <style:paragraph-properties style:vertical-align="auto"/>
      <style:text-properties fo:hyphenate="true"/>
    </style:style>
    <style:style style:name="P6" style:parent-style-name="NormalWeb" style:family="paragraph">
      <style:paragraph-properties style:vertical-align="auto"/>
      <style:text-properties fo:hyphenate="true"/>
    </style:style>
    <style:style style:name="P7" style:parent-style-name="NormalWeb" style:family="paragraph">
      <style:paragraph-properties style:vertical-align="auto"/>
      <style:text-properties fo:hyphenate="true"/>
    </style:style>
    <style:style style:name="P8" style:parent-style-name="NormalWeb" style:family="paragraph">
      <style:paragraph-properties style:vertical-align="auto"/>
      <style:text-properties fo:hyphenate="true"/>
    </style:style>
    <style:style style:name="P9" style:parent-style-name="Sinespaciado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" style:parent-style-name="Sinespaciado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" style:parent-style-name="Sinespaciado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" style:parent-style-name="Sinespaciado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3" style:parent-style-name="NormalWeb" style:family="paragraph">
      <style:paragraph-properties style:vertical-align="auto"/>
      <style:text-properties fo:hyphenate="true"/>
    </style:style>
    <style:style style:name="P14" style:parent-style-name="NormalWeb" style:family="paragraph">
      <style:paragraph-properties style:vertical-align="auto"/>
      <style:text-properties fo:hyphenate="true"/>
    </style:style>
    <style:style style:name="P15" style:parent-style-name="NormalWeb" style:family="paragraph">
      <style:paragraph-properties style:vertical-align="auto"/>
      <style:text-properties fo:hyphenate="true"/>
    </style:style>
    <style:style style:name="P16" style:parent-style-name="NormalWeb" style:family="paragraph">
      <style:paragraph-properties style:vertical-align="auto"/>
      <style:text-properties fo:hyphenate="true"/>
    </style:style>
    <style:style style:name="P17" style:parent-style-name="NormalWeb" style:family="paragraph">
      <style:paragraph-properties style:vertical-align="auto"/>
      <style:text-properties fo:hyphenate="true"/>
    </style:style>
    <style:style style:name="P18" style:parent-style-name="NormalWeb" style:family="paragraph">
      <style:paragraph-properties style:vertical-align="auto"/>
      <style:text-properties fo:hyphenate="true"/>
    </style:style>
    <style:style style:name="P19" style:parent-style-name="NormalWeb" style:family="paragraph">
      <style:paragraph-properties style:vertical-align="auto"/>
      <style:text-properties fo:hyphenate="true"/>
    </style:style>
    <style:style style:name="P20" style:parent-style-name="NormalWeb" style:family="paragraph">
      <style:paragraph-properties style:vertical-align="auto"/>
      <style:text-properties fo:hyphenate="true"/>
    </style:style>
    <style:style style:name="P21" style:parent-style-name="NormalWeb" style:family="paragraph">
      <style:paragraph-properties style:vertical-align="auto"/>
      <style:text-properties fo:hyphenate="true"/>
    </style:style>
    <style:style style:name="P22" style:parent-style-name="NormalWeb" style:family="paragraph">
      <style:paragraph-properties style:vertical-align="auto"/>
      <style:text-properties fo:hyphenate="true"/>
    </style:style>
    <style:style style:name="P23" style:parent-style-name="NormalWeb" style:family="paragraph">
      <style:paragraph-properties style:vertical-align="auto"/>
      <style:text-properties fo:hyphenate="true"/>
    </style:style>
    <style:style style:name="P24" style:parent-style-name="NormalWeb" style:family="paragraph">
      <style:paragraph-properties style:vertical-align="auto"/>
      <style:text-properties fo:hyphenate="true"/>
    </style:style>
    <style:style style:name="P25" style:parent-style-name="NormalWeb" style:family="paragraph">
      <style:paragraph-properties style:vertical-align="auto"/>
      <style:text-properties fo:hyphenate="true"/>
    </style:style>
    <style:style style:name="P26" style:parent-style-name="NormalWeb" style:family="paragraph">
      <style:paragraph-properties style:vertical-align="auto"/>
      <style:text-properties fo:hyphenate="true"/>
    </style:style>
    <style:style style:name="P27" style:parent-style-name="NormalWeb" style:family="paragraph">
      <style:paragraph-properties style:vertical-align="auto"/>
      <style:text-properties fo:hyphenate="true"/>
    </style:style>
    <style:style style:name="P28" style:parent-style-name="NormalWeb" style:family="paragraph">
      <style:paragraph-properties style:vertical-align="auto"/>
      <style:text-properties fo:hyphenate="true"/>
    </style:style>
    <style:style style:name="P29" style:parent-style-name="NormalWeb" style:family="paragraph">
      <style:paragraph-properties style:vertical-align="auto"/>
      <style:text-properties fo:hyphenate="true"/>
    </style:style>
    <style:style style:name="P30" style:parent-style-name="NormalWeb" style:family="paragraph">
      <style:paragraph-properties style:vertical-align="auto"/>
      <style:text-properties fo:hyphenate="true"/>
    </style:style>
    <style:style style:name="P31" style:parent-style-name="NormalWeb" style:family="paragraph">
      <style:paragraph-properties style:vertical-align="auto"/>
      <style:text-properties fo:hyphenate="true"/>
    </style:style>
    <style:style style:name="P32" style:parent-style-name="NormalWeb" style:family="paragraph">
      <style:paragraph-properties style:vertical-align="auto"/>
      <style:text-properties fo:hyphenate="true"/>
    </style:style>
    <style:style style:name="P33" style:parent-style-name="NormalWeb" style:family="paragraph">
      <style:paragraph-properties style:vertical-align="auto"/>
      <style:text-properties fo:hyphenate="true"/>
    </style:style>
    <style:style style:name="P34" style:parent-style-name="NormalWeb" style:family="paragraph">
      <style:paragraph-properties style:vertical-align="auto"/>
      <style:text-properties fo:hyphenate="true"/>
    </style:style>
    <style:style style:name="P35" style:parent-style-name="NormalWeb" style:family="paragraph">
      <style:paragraph-properties style:vertical-align="auto"/>
      <style:text-properties fo:hyphenate="true"/>
    </style:style>
    <style:style style:name="P36" style:parent-style-name="NormalWeb" style:family="paragraph">
      <style:paragraph-properties style:vertical-align="auto"/>
      <style:text-properties fo:hyphenate="true"/>
    </style:style>
    <style:style style:name="P37" style:parent-style-name="NormalWeb" style:family="paragraph">
      <style:paragraph-properties style:vertical-align="auto"/>
      <style:text-properties fo:hyphenate="true"/>
    </style:style>
    <style:style style:name="P38" style:parent-style-name="NormalWeb" style:family="paragraph">
      <style:paragraph-properties style:vertical-align="auto"/>
      <style:text-properties fo:hyphenate="true"/>
    </style:style>
    <style:style style:name="P39" style:parent-style-name="NormalWeb" style:family="paragraph">
      <style:paragraph-properties style:vertical-align="auto"/>
      <style:text-properties fo:hyphenate="true"/>
    </style:style>
    <style:style style:name="P40" style:parent-style-name="NormalWeb" style:family="paragraph">
      <style:paragraph-properties style:vertical-align="auto"/>
      <style:text-properties fo:hyphenate="true"/>
    </style:style>
    <style:style style:name="P41" style:parent-style-name="NormalWeb" style:family="paragraph">
      <style:paragraph-properties style:vertical-align="auto"/>
      <style:text-properties fo:hyphenate="true"/>
    </style:style>
    <style:style style:name="P42" style:parent-style-name="NormalWeb" style:family="paragraph">
      <style:paragraph-properties style:vertical-align="auto"/>
      <style:text-properties fo:hyphenate="true"/>
    </style:style>
    <style:style style:name="P43" style:parent-style-name="NormalWeb" style:family="paragraph">
      <style:paragraph-properties style:vertical-align="auto"/>
      <style:text-properties fo:hyphenate="true"/>
    </style:style>
  </office:automatic-styles>
  <office:body>
    <office:text text:use-soft-page-breaks="true">
      <text:h text:style-name="P1" text:outline-level="1">Informe de Buenas Prácticas</text:h>
      <text:h text:style-name="P2" text:outline-level="2">Sistema “Gestión Administrativa Policial”</text:h>
      <text:h text:style-name="P3" text:outline-level="2"/>
      <text:h text:style-name="Título3" text:outline-level="3">1. Arquitectura Limpia y Escalable</text:h>
      <text:p text:style-name="NormalWeb">El sistema adopta una arquitectura multicapa basada en principios de Clean Architecture:</text:p>
      <text:list text:style-name="LFO16" text:continue-numbering="true">
        <text:list-item>
          <text:p text:style-name="P4"><text:span text:style-name="Textoennegrita">Entity:</text:span><text:s/>Define las entidades del dominio (Usuario, PersonalPolicial, Chaleco, Configuración, etc.).</text:p>
        </text:list-item>
        <text:list-item>
          <text:p text:style-name="P5"><text:span text:style-name="Textoennegrita">DAL (Data Access Layer):</text:span><text:s/>Acceso a datos mediante Entity Framework Core y repositorios genéricos (<text:span text:style-name="CódigoHTML">IGenericRepository&lt;&gt;</text:span>).</text:p>
        </text:list-item>
        <text:list-item>
          <text:p text:style-name="P6"><text:span text:style-name="Textoennegrita">BLL (Business Logic Layer):</text:span><text:s/>Capa de negocio con servicios e interfaces (<text:span text:style-name="CódigoHTML">IUsuarioService</text:span>,<text:s/><text:span text:style-name="CódigoHTML">IChalecoService</text:span>,<text:s/><text:span text:style-name="CódigoHTML">ICorreoService</text:span>, etc.).</text:p>
        </text:list-item>
        <text:list-item>
          <text:p text:style-name="P7"><text:span text:style-name="Textoennegrita">IOC (Inversión de Control):</text:span><text:s/>Configura la inyección de dependencias y el contexto de base de datos.</text:p>
        </text:list-item>
        <text:list-item>
          <text:p text:style-name="P8"><text:span text:style-name="Textoennegrita">Aplicación Web:</text:span><text:s/>Capa de presentación basada en MVC + Razor, con ViewModels, controladores y JavaScript modular.</text:p>
        </text:list-item>
      </text:list>
      <text:p text:style-name="P9"><text:s text:c="15"/>La Web App usa MVC para interactuar con el usuario.</text:p>
      <text:p text:style-name="P10"><text:s text:c="15"/>El Controller se comunica con los servicios de la capa BLL.</text:p>
      <text:p text:style-name="P11"><text:s text:c="15"/>Los ViewModels se usan para transportar datos entre la vista y el controlador.</text:p>
      <text:p text:style-name="P12"/>
      <text:p text:style-name="NormalWeb"><text:span text:style-name="Textoennegrita">Beneficio:</text:span><text:s/>separación clara de responsabilidades, mantenimiento simplificado y escalabilidad garantizada.</text:p>
      <text:p text:style-name="NormalWeb"/>
      <text:h text:style-name="Título3" text:outline-level="3">2. Inyección de Dependencias (IoC / DI)</text:h>
      <text:p text:style-name="NormalWeb">En la clase<text:s/><text:span text:style-name="CódigoHTML">Dependenn</text:span>, se configuran todos los servicios y repositorios utilizando<text:s/><text:span text:style-name="CódigoHTML">IServiceCollection</text:span>, lo que garantiza bajo acoplamiento y alta reutilización.</text:p>
      <text:p text:style-name="NormalWeb"/>
      <text:p text:style-name="NormalWeb"><text:span text:style-name="Textoennegrita">Beneficio:</text:span><text:s/>independencia entre capas, pruebas unitarias más simples y flexibilidad para cambios futuros.</text:p>
      <text:p text:style-name="NormalWeb"/>
      <text:h text:style-name="Título3" text:outline-level="3">3. Patrones y Principios Aplicados</text:h>
      <text:list text:style-name="LFO17" text:continue-numbering="true">
        <text:list-item>
          <text:p text:style-name="P13"><text:span text:style-name="Textoennegrita">Inyección de Dependencias (DI):</text:span><text:s/>Todos los servicios y repositorios se inyectan mediante el contenedor de ASP.NET Core.</text:p>
        </text:list-item>
        <text:list-item>
          <text:p text:style-name="P14"><text:span text:style-name="Textoennegrita">Interfaces y Servicios:</text:span><text:s/>Cada módulo tiene su propia interfaz y su implementación, lo que garantiza una arquitectura limpia y extensible.</text:p>
        </text:list-item>
        <text:list-item>
          <text:p text:style-name="P15"><text:span text:style-name="Textoennegrita">Eliminación Lógica:</text:span><text:s/>Se evita la eliminación física de registros mediante un campo<text:s/><text:span text:style-name="CódigoHTML">Eliminado</text:span><text:s/>(tipo<text:s/><text:span text:style-name="CódigoHTML">BIT</text:span>), permitiendo auditorías y restauraciones.</text:p>
        </text:list-item>
        <text:list-item>
          <text:p text:style-name="P16"><text:span text:style-name="Textoennegrita">Validaciones:</text:span><text:s/>Se aplican validaciones tanto del lado del servidor como del cliente, asegurando integridad de datos y mejor experiencia de usuario.</text:p>
        </text:list-item>
      </text:list>
      <text:soft-page-break/>
      <text:h text:style-name="Título3" text:outline-level="3">4. Servicios BLL con Principios SOLID</text:h>
      <text:p text:style-name="NormalWeb">Los servicios implementan interfaces específicas siguiendo los principios SOLID:</text:p>
      <text:list text:style-name="LFO18" text:continue-numbering="true">
        <text:list-item>
          <text:p text:style-name="P17"><text:span text:style-name="CódigoHTML">CorreoService</text:span>: gestiona el envío de correos.</text:p>
        </text:list-item>
        <text:list-item>
          <text:p text:style-name="P18"><text:span text:style-name="CódigoHTML">UsuarioService</text:span>: administra autenticación y roles.</text:p>
        </text:list-item>
        <text:list-item>
          <text:p text:style-name="P19"><text:span text:style-name="CódigoHTML">ChalecoService</text:span>: controla la lógica de asignación y estados.</text:p>
        </text:list-item>
      </text:list>
      <text:p text:style-name="NormalWeb"><text:span text:style-name="Textoennegrita">Beneficio:</text:span><text:s/>responsabilidades claras, código desacoplado y altamente reutilizable.</text:p>
      <text:p text:style-name="NormalWeb"/>
      <text:h text:style-name="Título3" text:outline-level="3">5. Servicio de Correo Externo Configurable</text:h>
      <text:list text:style-name="LFO19" text:continue-numbering="true">
        <text:list-item>
          <text:p text:style-name="P20">Se implementa un servicio de envío de correos para notificaciones y recuperación de contraseñas.</text:p>
        </text:list-item>
        <text:list-item>
          <text:p text:style-name="P21">Utiliza SMTP externo configurable (Gmail, Outlook, institucional), integrado en la capa de negocio mediante<text:s/><text:span text:style-name="CódigoHTML">IEmailService</text:span>.</text:p>
        </text:list-item>
      </text:list>
      <text:p text:style-name="NormalWeb"><text:span text:style-name="Textoennegrita">Beneficio:</text:span><text:s/>configuración editable sin recompilar, seguridad reforzada y portabilidad entre servidores.</text:p>
      <text:p text:style-name="NormalWeb"/>
      <text:h text:style-name="Título3" text:outline-level="3">6. Login Seguro con Razor y Modelo Tipado</text:h>
      <text:p text:style-name="NormalWeb">El sistema implementa un inicio de sesión seguro mediante Razor Pages y un ViewModel fuertemente tipado (<text:span text:style-name="CódigoHTML">VMUsuarioLogin</text:span>), sin exponer una API pública.</text:p>
      <text:p text:style-name="NormalWeb"><text:span text:style-name="Textoennegrita">Características:</text:span></text:p>
      <text:list text:style-name="LFO20" text:continue-numbering="true">
        <text:list-item>
          <text:p text:style-name="P22">Validación del lado del servidor (<text:span text:style-name="CódigoHTML">AccesoController</text:span>).</text:p>
        </text:list-item>
        <text:list-item>
          <text:p text:style-name="P23">Persistencia opcional de sesión (“Mantener sesión”).</text:p>
        </text:list-item>
        <text:list-item>
          <text:p text:style-name="P24">Mensajes de error controlados con<text:s/><text:span text:style-name="CódigoHTML">ViewData</text:span>.</text:p>
        </text:list-item>
        <text:list-item>
          <text:p text:style-name="P25">Sin transmisión de credenciales por API.</text:p>
        </text:list-item>
      </text:list>
      <text:p text:style-name="NormalWeb"><text:span text:style-name="Textoennegrita">Beneficio:</text:span><text:s/>mayor seguridad y control del flujo de autenticación dentro del entorno institucional.</text:p>
      <text:p text:style-name="NormalWeb"/>
      <text:h text:style-name="Título3" text:outline-level="3">7. APIs RESTful Documentadas con Swagger</text:h>
      <text:p text:style-name="NormalWeb">El sistema utiliza Swagger (OpenAPI) para documentar todas las APIs internas, permitiendo probar endpoints desde el navegador.</text:p>
      <text:p text:style-name="NormalWeb">Cada endpoint está documentado con XML Comments:</text:p>
      <text:p text:style-name="Normal">csharp</text:p>
      <text:p text:style-name="HTMLconformatoprevio"><text:span text:style-name="CódigoHTML">/// &lt;summary&gt;Obtiene el listado paginado de usuarios.&lt;/summary&gt;</text:span></text:p>
      <text:p text:style-name="HTMLconformatoprevio"><text:span text:style-name="CódigoHTML">/// &lt;param name="request"&gt;Parámetros del DataTable.&lt;/param&gt;</text:span></text:p>
      <text:p text:style-name="HTMLconformatoprevio"><text:span text:style-name="CódigoHTML">/// &lt;returns&gt;Lista paginada de usuarios.&lt;/returns&gt;</text:span></text:p>
      <text:p text:style-name="NormalWeb"><text:span text:style-name="Textoennegrita">Beneficio:</text:span><text:s/>documentación técnica automática, integración sencilla y profesionalización de las APIs.</text:p>
      <text:p text:style-name="NormalWeb"/>
      <text:soft-page-break/>
      <text:h text:style-name="Título3" text:outline-level="3">8. Paginación y Listado con DataTables</text:h>
      <text:list text:style-name="LFO21" text:continue-numbering="true">
        <text:list-item>
          <text:p text:style-name="P26">Se implementa paginación del lado del servidor con el plugin DataTables.</text:p>
        </text:list-item>
        <text:list-item>
          <text:p text:style-name="P27">El backend recibe parámetros encapsulados en<text:s/><text:span text:style-name="CódigoHTML">DataTableRequest</text:span>, y responde con<text:s/><text:span text:style-name="CódigoHTML">DataTableResponse&lt;T&gt;</text:span>.</text:p>
        </text:list-item>
      </text:list>
      <text:p text:style-name="NormalWeb"><text:span text:style-name="Textoennegrita">Beneficio:</text:span><text:s/>rendimiento óptimo y experiencia fluida incluso con grandes volúmenes de información.</text:p>
      <text:p text:style-name="NormalWeb"/>
      <text:h text:style-name="Título3" text:outline-level="3">9. Frontend Moderno con JavaScript y AJAX</text:h>
      <text:list text:style-name="LFO22" text:continue-numbering="true">
        <text:list-item>
          <text:p text:style-name="P28">El frontend utiliza JavaScript, jQuery y DataTables para comunicarse con las APIs mediante AJAX.</text:p>
        </text:list-item>
        <text:list-item>
          <text:p text:style-name="P29">Buenas prácticas aplicadas:</text:p>
          <text:list text:continue-numbering="true">
            <text:list-item>
              <text:p text:style-name="P30">Separación de lógica de presentación y datos.</text:p>
            </text:list-item>
            <text:list-item>
              <text:p text:style-name="P31">Feedback visual con SweetAlert2 y LoadingOverlay.</text:p>
            </text:list-item>
            <text:list-item>
              <text:p text:style-name="P32">Manejo de errores y validaciones del lado del cliente.</text:p>
            </text:list-item>
          </text:list>
        </text:list-item>
      </text:list>
      <text:p text:style-name="NormalWeb"><text:span text:style-name="Textoennegrita">Beneficio:</text:span><text:s/>interfaz moderna, dinámica y responsiva.</text:p>
      <text:p text:style-name="NormalWeb"/>
      <text:h text:style-name="Título3" text:outline-level="3">10. Control de Versiones con GitHub</text:h>
      <text:p text:style-name="NormalWeb">El proyecto se gestiona con Git y GitHub, aplicando buenas prácticas:</text:p>
      <text:list text:style-name="LFO23" text:continue-numbering="true">
        <text:list-item>
          <text:p text:style-name="P33">Ramas separadas por módulo.</text:p>
        </text:list-item>
        <text:list-item>
          <text:p text:style-name="P34">Fusión controlada hacia<text:s/><text:span text:style-name="CódigoHTML">master</text:span><text:s/>mediante pull requests.</text:p>
        </text:list-item>
        <text:list-item>
          <text:p text:style-name="P35">Versionado constante del código fuente.</text:p>
        </text:list-item>
      </text:list>
      <text:p text:style-name="NormalWeb"><text:span text:style-name="Textoennegrita">Beneficio:</text:span><text:s/>colaboración segura, trazabilidad completa y control de cambios eficiente.</text:p>
      <text:p text:style-name="NormalWeb"/>
      <text:h text:style-name="Título3" text:outline-level="3"><text:s/>Conclusión</text:h>
      <text:p text:style-name="NormalWeb">El sistema “Gestión Administrativa Policial” aplica prácticas modernas de desarrollo profesional que garantizan calidad, seguridad y escalabilidad:</text:p>
      <text:list text:style-name="LFO24" text:continue-numbering="true">
        <text:list-item>
          <text:p text:style-name="P36">Arquitectura Multicapa limpia y desacoplada.</text:p>
        </text:list-item>
        <text:list-item>
          <text:p text:style-name="P37">Inyección de dependencias y principios SOLID.</text:p>
        </text:list-item>
        <text:list-item>
          <text:p text:style-name="P38">Login seguro sin exposición de API mediante Razor Pages<text:s/>y Modelo Tipado.</text:p>
        </text:list-item>
        <text:list-item>
          <text:p text:style-name="P39">APIs RESTful documentadas con Swagger y XML Comments.</text:p>
        </text:list-item>
        <text:list-item>
          <text:p text:style-name="P40">Paginación server-side con el plugin DataTables.</text:p>
        </text:list-item>
        <text:list-item>
          <text:p text:style-name="P41">Servicio de correo externo configurable.<text:s/>Utiliza SMTP externo configurable (Gmail, Outlook, institucional)</text:p>
        </text:list-item>
        <text:list-item>
          <text:p text:style-name="P42">Frontend moderno y responsivo con JavaScript y AJAX.</text:p>
        </text:list-item>
        <text:list-item>
          <text:p text:style-name="P43">Control de versiones con GitHub.</text:p>
        </text:list-item>
      </text:list>
      <text:p text:style-name="NormalWeb"><text:span text:style-name="Textoennegrita">Resultado:</text:span><text:s/>una aplicación institucional escalable, mantenible, segura y documentada profesionalm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AR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AR" fo:hyphenate="false"/>
    </style: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style:language-asian="es" style:country-asian="AR" fo:hyphenate="false"/>
    </style:style>
    <style:style style:name="Título6" style:display-name="Título 6" style:family="paragraph" style:parent-style-name="Normal" style:default-outline-level="6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7.5pt" style:font-size-asian="7.5pt" style:font-size-complex="7.5pt" style:language-asian="es" style:country-asian="AR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AR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AR"/>
    </style:style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AR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language-asian="es" style:country-asian="A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AR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hljs-punctuation" style:display-name="hljs-punctuation" style:family="text" style:parent-style-name="Fuentedepárrafopredeter."/>
    <style:style style:name="hljs-attr" style:display-name="hljs-attr" style:family="text" style:parent-style-name="Fuentedepárrafopredeter."/>
    <style:style style:name="hljs-number" style:display-name="hljs-number" style:family="text" style:parent-style-name="Fuentedepárrafopredeter."/>
    <style:style style:name="hljs-string" style:display-name="hljs-string" style:family="text" style:parent-style-name="Fuentedepárrafopredeter."/>
    <style:style style:name="hljs-literal" style:display-name="hljs-literal" style:family="text" style:parent-style-name="Fuentedepárrafopredeter."/>
    <style:style style:name="hljs-keyword" style:display-name="hljs-keyword" style:family="text" style:parent-style-name="Fuentedepárrafopredeter."/>
    <style:style style:name="hljs-built_in" style:display-name="hljs-built_in" style:family="text" style:parent-style-name="Fuentedepárrafopredeter."/>
    <style:style style:name="hljs-title" style:display-name="hljs-title" style:family="text" style:parent-style-name="Fuentedepárrafopredeter."/>
    <style:style style:name="hljs-comment" style:display-name="hljs-comment" style:family="text" style:parent-style-name="Fuentedepárrafopredeter."/>
    <style:style style:name="hljs-params" style:display-name="hljs-params" style:family="text" style:parent-style-name="Fuentedepárrafopredeter."/>
    <style:style style:name="hljs-regexp" style:display-name="hljs-regexp" style:family="text" style:parent-style-name="Fuentedepárrafopredeter."/>
    <style:style style:name="hljs-type" style:display-name="hljs-type" style:family="text" style:parent-style-name="Fuentedepárrafopredeter."/>
    <style:style style:name="hljs-subst" style:display-name="hljs-subst" style:family="text" style:parent-style-name="Fuentedepárrafopredeter."/>
    <style:style style:name="hljs-doctag" style:display-name="hljs-doctag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9847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-J</meta:initial-creator>
    <dc:creator>J-J</dc:creator>
    <meta:creation-date>2025-11-09T21:09:00Z</meta:creation-date>
    <dc:date>2025-11-10T02:31:00Z</dc:date>
    <meta:template xlink:href="Normal" xlink:type="simple"/>
    <meta:editing-cycles>5</meta:editing-cycles>
    <meta:editing-duration>PT4620S</meta:editing-duration>
    <meta:document-statistic meta:page-count="3" meta:paragraph-count="10" meta:word-count="835" meta:character-count="5422" meta:row-count="38" meta:non-whitespace-character-count="4597"/>
  </office:meta>
</office:document-meta>
</file>